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99e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a7c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2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style:font-name="sans-serif" fo:font-size="17.25pt"/>
    </style:style>
    <style:style style:name="T11" style:family="text">
      <style:text-properties style:font-name="sans-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weight="normal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8"/>
      <text:p text:style-name="P38"/>
      <text:p text:style-name="P38">Dilluns<text:tab/>25/09/23</text:p>
      <text:p text:style-name="P2"/>
      <text:p text:style-name="P12">Comentat </text:p>
      <text:p text:style-name="P12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11">Pregunta, perqué en la taula de pàg. 4, l'equip MFZ-K25VA, té potència de fred de 2,5 kW i de calor de 3,4 kW? </text:p>
      <text:p text:style-name="P11">Resposta, observar presions d'aspiració i descarrega amb condicions fred (tc = 50 ºC, te = 5 ºC) i calor (tc = 80 ºC, te = -10 ºC)</text:p>
      <text:p text:style-name="P3"/>
      <text:p text:style-name="P11">Pregunta, perquè s'utilitzaen manómetres per determinar les temperatures de condensació i evaporació i no termòmetres?</text:p>
      <text:p text:style-name="P11">Resposta, la presió és constant en qualsevol punt de BP i AP, la temperatura varia en funció del punt de mesurament. Les canonades estan aïllades. </text:p>
      <text:p text:style-name="P2"/>
      <text:p text:style-name="P2"/>
      <text:p text:style-name="P38">Dimarts<text:tab/>26/09/23</text:p>
      <text:p text:style-name="P38"/>
      <text:p text:style-name="P13">Activat Classroom</text:p>
      <text:p text:style-name="P13"/>
      <text:p text:style-name="P14">Comentat TA01</text:p>
      <text:p text:style-name="P14"/>
      <text:p text:style-name="P17"><text:a xlink:type="simple" xlink:href="https://paulinoposada.github.io/web_fred/apunts/unitat_1/fred_apunts_ud_1_1_gs.pdf">Unitat 1.1</text:a></text:p>
      <text:p text:style-name="P14">Comentat</text:p>
      <text:p text:style-name="P14">Apartat 1.3.1 Compressor</text:p>
      <text:p text:style-name="P14">Apartat 1.3.2 Condensador</text:p>
      <text:p text:style-name="P14">Apartat 1.3.3 Expansió del refrigerant</text:p>
      <text:p text:style-name="P39"/>
      <text:p text:style-name="P38"/>
      <text:p text:style-name="P38">Dimecres<text:tab/>27/09/23</text:p>
      <text:p text:style-name="P38"/>
      <text:p text:style-name="P17"><text:a xlink:type="simple" xlink:href="https://paulinoposada.github.io/web_fred/apunts/unitat_1/fred_apunts_ud_1_1_gs.pdf">Unitat 1.1</text:a></text:p>
      <text:p text:style-name="P15">Comentat</text:p>
      <text:p text:style-name="P15">1.3.4 Evaporador</text:p>
      <text:p text:style-name="P15">1.3.5 Refrigerant</text:p>
      <text:p text:style-name="P15">1.3.6 Circuit d'un equip reversible</text:p>
      <text:p text:style-name="P15">1.3.7 Característiques específiques de la instal·lació de a/a.</text:p>
      <text:p text:style-name="P15">1.3.8 Eines específiques</text:p>
      <text:p text:style-name="P15">1.4 Exercicis</text:p>
      <text:p text:style-name="P15">Falta terminar l'exercici 1.4-6</text:p>
      <text:p text:style-name="P15"/>
      <text:p text:style-name="P38"/>
      <text:p text:style-name="P38">Dijous<text:tab/><text:tab/>28/09/23</text:p>
      <text:p text:style-name="P17"><text:a xlink:type="simple" xlink:href="https://paulinoposada.github.io/web_fred/apunts/unitat_1/fred_apunts_ud_1_1_gs.pdf">Unitat 1.1</text:a></text:p>
      <text:p text:style-name="P16">Comentat exercicis </text:p>
      <text:p text:style-name="P16">1.4-6 a 10</text:p>
      <text:p text:style-name="P38"><text:soft-page-break/></text:p>
      <text:p text:style-name="P38">Divendres<text:tab/> 29/09/23</text:p>
      <text:p text:style-name="P38"/>
      <text:p text:style-name="P18"><text:a xlink:type="simple" xlink:href="https://paulinoposada.github.io/web_fred/apunts/unitat_1/fred_apunts_ud_1_1_gs.pdf">Unitat 1.1</text:a></text:p>
      <text:p text:style-name="P19">Comentem 1.5 Soldadura tova i forta</text:p>
      <text:p text:style-name="P19"/>
      <text:p text:style-name="P19"/>
      <text:p text:style-name="P40">Dilluns<text:tab/><text:span text:style-name="T4">02</text:span>/<text:span text:style-name="T4">10</text:span>/23</text:p>
      <text:p text:style-name="P5"/>
      <text:p text:style-name="P20"><text:a xlink:type="simple" xlink:href="https://paulinoposada.github.io/web_fred/apunts/unitat_1/fred_apunts_ud_1_2_gs.pdf">Unitat 1.2</text:a></text:p>
      <text:p text:style-name="P5"/>
      <text:p text:style-name="P20">1.1.1 Escala Celsius</text:p>
      <text:p text:style-name="P20">1.1.2 Escala Farenheit</text:p>
      <text:p text:style-name="P20">1.1.3 Escala Absoluta</text:p>
      <text:p text:style-name="P20">1.2 Presión</text:p>
      <text:p text:style-name="P20">1.2.1 Presión absoluta, manométrtica y presión de vacío</text:p>
      <text:p text:style-name="P20">1.3 Ejercicios temperatura y presión</text:p>
      <text:p text:style-name="P20">1.4 Energía y potencia</text:p>
      <text:p text:style-name="P20">1.4.1 Trabajo y calor</text:p>
      <text:p text:style-name="P20">1.4.2 Potencia</text:p>
      <text:p text:style-name="P20">1.4.2.1 Potencia térmica</text:p>
      <text:p text:style-name="P20">1.4.3 Rendimiento</text:p>
      <text:p text:style-name="P20">1.5 Ejercicios energía y potencia</text:p>
      <text:p text:style-name="P20"/>
      <text:p text:style-name="P20"/>
      <text:p text:style-name="P20"/>
      <text:p text:style-name="P41">Di<text:span text:style-name="T5">marts</text:span><text:tab/><text:span text:style-name="T4">03</text:span>/<text:span text:style-name="T4">10</text:span>/23</text:p>
      <text:p text:style-name="P6"/>
      <text:p text:style-name="P21"><text:a xlink:type="simple" xlink:href="https://paulinoposada.github.io/web_fred/apunts/unitat_1/fred_apunts_ud_1_2_gs.pdf">Unitat 1.2</text:a></text:p>
      <text:p text:style-name="P6"/>
      <text:p text:style-name="P27">Comentem els exercicis 1.5 Energia i potència</text:p>
      <text:p text:style-name="P26">Experiment: escalfem aigua mesurant la temperatura. Observem que quan comença a bullir, mante una temperatura constant de 100 ºC.</text:p>
      <text:p text:style-name="P21"/>
      <text:p text:style-name="P42"/>
      <text:p text:style-name="P42">Di<text:span text:style-name="T5">mecres</text:span><text:tab/><text:span text:style-name="T4">04</text:span>/<text:span text:style-name="T4">10</text:span>/23</text:p>
      <text:p text:style-name="P7"/>
      <text:p text:style-name="P22"><text:a xlink:type="simple" xlink:href="https://paulinoposada.github.io/web_fred/apunts/unitat_1/fred_apunts_ud_1_2_gs.pdf">Unitat 1.2</text:a></text:p>
      <text:p text:style-name="P28">Comentem apartats</text:p>
      <text:p text:style-name="P28">1.6.1 Calor específic</text:p>
      <text:p text:style-name="P28">1.6.2 Canvi d'estat. Calor sensible i latent</text:p>
      <text:p text:style-name="P28">1.6.3 Transmissió del calor</text:p>
      <text:p text:style-name="P28">Treball autònom, resoldre l'exemple de transmissió del calor a traves de la paret d'una cambra frigorífica.</text:p>
      <text:p text:style-name="P28"/>
      <text:p text:style-name="P32">Baixem al taller i comentem els components del simulador de fred.</text:p>
      <text:p text:style-name="P45">Di<text:span text:style-name="T6">jous</text:span><text:tab/><text:tab/><text:span text:style-name="T4">05</text:span>/<text:span text:style-name="T4">10</text:span>/23</text:p>
      <text:p text:style-name="P8"/>
      <text:p text:style-name="P23"><text:a xlink:type="simple" xlink:href="https://paulinoposada.github.io/web_fred/apunts/unitat_1/fred_apunts_ud_1_2_gs.pdf">Unitat 1.2</text:a></text:p>
      <text:p text:style-name="P29">Comentem apartats</text:p>
      <text:p text:style-name="P33">Exemple transmissió de calor a cambra frigorífica de l'apartat 1.6.4.</text:p>
      <text:p text:style-name="P29"/>
      <text:p text:style-name="P43"/>
      <text:p text:style-name="P43">Di<text:span text:style-name="T7">vendres</text:span><text:tab/><text:span text:style-name="T4">06</text:span>/<text:span text:style-name="T4">10</text:span>/23</text:p>
      <text:p text:style-name="P9"/>
      <text:p text:style-name="P24"><text:a xlink:type="simple" xlink:href="https://paulinoposada.github.io/web_fred/apunts/unitat_1/fred_apunts_ud_1_2_gs.pdf">Unitat 1.2</text:a></text:p>
      <text:p text:style-name="P30">Comentem apartat</text:p>
      <text:p text:style-name="P35">1.7.1 Exercicis calor</text:p>
      <text:p text:style-name="P35">Comentem exercicis 1.7.1 <text:s/>a 1.7.6</text:p>
      <text:p text:style-name="P34"/>
      <text:p text:style-name="P44"/>
      <text:p text:style-name="P44">Di<text:span text:style-name="T8">lluns</text:span><text:tab/><text:span text:style-name="T4">09</text:span>/<text:span text:style-name="T4">10</text:span>/23</text:p>
      <text:p text:style-name="P10"/>
      <text:p text:style-name="P25"><text:a xlink:type="simple" xlink:href="https://paulinoposada.github.io/web_fred/apunts/unitat_1/fred_apunts_ud_1_2_gs.pdf">Unitat 1.2</text:a></text:p>
      <text:p text:style-name="P31">Comentem apartat</text:p>
      <text:p text:style-name="P36">1.7.1 Exercicis calor</text:p>
      <text:p text:style-name="P37">Comentem exercici 1.7.7</text:p>
      <text:p text:style-name="P36"/>
      <text:p text:style-name="P36"/>
      <text:p text:style-name="P50">Di<text:span text:style-name="T9">marts</text:span><text:tab/><text:span text:style-name="T9">10</text:span>/<text:span text:style-name="T4">10</text:span>/23</text:p>
      <text:p text:style-name="P47"/>
      <text:p text:style-name="P48"><text:a xlink:type="simple" xlink:href="https://paulinoposada.github.io/web_fred/apunts/unitat_1/fred_apunts_ud_1_2_gs.pdf">Unitat 1.2</text:a></text:p>
      <text:p text:style-name="P49">Comentem apartat<text:span text:style-name="T9">s</text:span></text:p>
      <text:p text:style-name="P51"><text:span text:style-name="T12">1.8.1 </text:span><text:span text:style-name="T14">Compresión de un gas a temperatura constante (Ley de Boyle)</text:span></text:p>
      <text:p text:style-name="P51"><text:span text:style-name="T12">1.8.2 </text:span><text:span text:style-name="T14">Expansión de un gas a presión constante (Ley de Gay-Lussac)</text:span></text:p>
      <text:p text:style-name="P51"><text:span text:style-name="T14">1.</text:span><text:span text:style-name="T15">8.3 </text:span><text:span text:style-name="T14">Mezcla de gases (Ley de Dalton)</text:span></text:p>
      <text:p text:style-name="P52"><text:span text:style-name="T13">Comentem exercicis 1.9-1 a 3.</text:span></text:p>
      <text:p text:style-name="P52"/>
      <text:p text:style-name="P5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0T19:15:27.661803321</dc:date>
    <meta:editing-duration>PT10M3S</meta:editing-duration>
    <meta:editing-cycles>19</meta:editing-cycles>
    <meta:document-statistic meta:table-count="0" meta:image-count="0" meta:object-count="0" meta:page-count="3" meta:paragraph-count="83" meta:word-count="391" meta:character-count="2523" meta:non-whitespace-character-count="2207"/>
  </office:meta>
</office:document-meta>
</file>